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08cm" draw:marker-end-width="0.08cm" draw:fill-color="#729fcf" draw:textarea-horizontal-align="justify" draw:textarea-vertical-align="middle" draw:auto-grow-height="false" fo:min-height="0.662cm" fo:min-width="0.39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45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89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55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08cm" draw:marker-end-width="0.08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5cm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52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44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349cm"/>
      <style:paragraph-properties style:writing-mode="lr-tb"/>
    </style:style>
    <style:style style:name="gr11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96cm"/>
      <style:paragraph-properties style:writing-mode="lr-tb"/>
    </style:style>
    <style:style style:name="gr12" style:family="graphic" style:parent-style-name="objectwithoutfill">
      <style:graphic-properties svg:stroke-width="0.05cm" draw:marker-start-width="0.08cm" draw:marker-end="Symmetric_20_Arrow" draw:marker-end-width="0.08cm" draw:fill="bitmap" draw:fill-color="#729fcf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5cm"/>
      <style:paragraph-properties style:writing-mode="lr-tb"/>
    </style:style>
    <style:style style:name="gr14" style:family="graphic" style:parent-style-name="objectwithoutfill">
      <style:graphic-properties svg:stroke-width="0.05cm" draw:marker-start="Symmetric_20_Arrow" draw:marker-start-width="0.08cm" draw:marker-end-width="0.08cm" draw:fill="bitmap" draw:fill-color="#729fcf" draw:textarea-vertical-align="middle" fo:padding-top="0.135cm" fo:padding-bottom="0.135cm" fo:padding-left="0.26cm" fo:padding-right="0.26cm"/>
    </style:style>
    <style:style style:name="gr15" style:family="graphic" style:parent-style-name="objectwithoutfill">
      <style:graphic-properties svg:stroke-width="0.05cm" draw:marker-start-width="0.08cm" draw:marker-end="" draw:marker-end-width="0.08cm" draw:fill="bitmap" draw:fill-color="#729fcf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05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357cm" fo:min-width="0.603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39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713cm" fo:min-width="0.781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3cm" fo:min-width="0.447cm"/>
      <style:paragraph-properties style:writing-mode="lr-tb"/>
    </style:style>
    <style:style style:name="gr21" style:family="graphic" style:parent-style-name="standard">
      <style:graphic-properties draw:fill="solid" draw:fill-color="#c9211e" draw:textarea-horizontal-align="justify" draw:textarea-vertical-align="middle" draw:auto-grow-height="false" fo:min-height="0.662cm" fo:min-width="0.39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94cm"/>
      <style:paragraph-properties style:writing-mode="lr-tb"/>
    </style:style>
    <style:style style:name="gr23" style:family="graphic" style:parent-style-name="standard">
      <style:graphic-properties svg:stroke-width="0.05cm" draw:marker-start-width="0.29cm" draw:marker-end-width="0.29cm" draw:fill-color="#729fcf" draw:textarea-vertical-align="middle" fo:padding-top="0.145cm" fo:padding-bottom="0.145cm" fo:padding-left="0.27cm" fo:padding-right="0.27cm"/>
    </style:style>
    <style:style style:name="gr24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48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.41cm" fo:min-width="0.233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GB"/>
    </style:style>
    <style:style style:name="P2" style:family="paragraph">
      <loext:graphic-properties draw:fill-color="#729fcf"/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24pt"/>
    </style:style>
    <style:style style:name="P4" style:family="paragraph">
      <loext:graphic-properties draw:fill="none" draw:fill-color="#ffffff"/>
      <style:paragraph-properties style:writing-mode="lr-tb"/>
      <style:text-properties fo:font-size="15pt"/>
    </style:style>
    <style:style style:name="P5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bitmap"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/>
    </style:style>
    <style:style style:name="P10" style:family="paragraph">
      <loext:graphic-properties draw:fill="solid" draw:fill-color="#c9211e"/>
      <style:paragraph-properties fo:text-align="center" style:writing-mode="lr-tb"/>
      <style:text-properties fo:language="en" fo:country="GB"/>
    </style:style>
    <style:style style:name="P11" style:family="paragraph"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-color="#729fcf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24pt"/>
    </style:style>
    <style:style style:name="T3" style:family="text">
      <style:text-properties fo:font-size="15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2" draw:id="id2" draw:layer="layout" svg:width="1.26cm" svg:height="1.29cm" svg:x="0.78cm" svg:y="6.553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0.91cm" svg:height="1.195cm" svg:x="0.93cm" svg:y="6.603cm">
            <draw:text-box>
              <text:p><text:span text:style-name="T2">~</text:span></text:p>
            </draw:text-box>
          </draw:frame>
        </draw:g>
        <draw:frame draw:style-name="gr3" draw:text-style-name="P4" draw:layer="layout" svg:width="0.72cm" svg:height="0.839cm" svg:x="0.16cm" svg:y="6.214cm">
          <draw:text-box>
            <text:p><text:span text:style-name="T3">+</text:span></text:p>
          </draw:text-box>
        </draw:frame>
        <draw:frame draw:style-name="gr3" draw:text-style-name="P4" draw:layer="layout" svg:width="0.72cm" svg:height="0.839cm" svg:x="0.25cm" svg:y="7.343cm">
          <draw:text-box>
            <text:p><text:span text:style-name="T3">-</text:span></text:p>
          </draw:text-box>
        </draw:frame>
        <draw:frame draw:style-name="gr4" draw:text-style-name="P5" draw:layer="layout" svg:width="1.03cm" svg:height="0.805cm" svg:x="-0.14cm" svg:y="6.893cm">
          <draw:text-box>
            <text:p><text:span text:style-name="T4">V</text:span><text:span text:style-name="T5">in</text:span></text:p>
          </draw:text-box>
        </draw:frame>
        <draw:g xml:id="id3" draw:id="id3">
          <draw:line draw:style-name="gr5" draw:text-style-name="P6" draw:layer="layout" svg:x1="2.42cm" svg:y1="5.363cm" svg:x2="2.568cm" svg:y2="4.858cm">
            <text:p/>
          </draw:line>
          <draw:line draw:style-name="gr5" draw:text-style-name="P6" draw:layer="layout" svg:x1="2.912cm" svg:y1="5.819cm" svg:x2="2.565cm" svg:y2="4.859cm">
            <text:p/>
          </draw:line>
          <draw:line draw:style-name="gr5" draw:text-style-name="P6" draw:layer="layout" svg:x1="3.603cm" svg:y1="5.843cm" svg:x2="3.916cm" svg:y2="4.873cm">
            <text:p/>
          </draw:line>
          <draw:line draw:style-name="gr5" draw:text-style-name="P6" draw:layer="layout" svg:x1="2.914cm" svg:y1="5.819cm" svg:x2="3.231cm" svg:y2="4.859cm">
            <text:p/>
          </draw:line>
          <draw:line draw:style-name="gr5" draw:text-style-name="P6" draw:layer="layout" svg:x1="3.584cm" svg:y1="5.842cm" svg:x2="3.247cm" svg:y2="4.86cm">
            <text:p/>
          </draw:line>
          <draw:line draw:style-name="gr5" draw:text-style-name="P6" draw:layer="layout" svg:x1="4.256cm" svg:y1="5.775cm" svg:x2="3.917cm" svg:y2="4.873cm">
            <text:p/>
          </draw:line>
          <draw:line draw:style-name="gr5" draw:text-style-name="P6" draw:layer="layout" svg:x1="4.266cm" svg:y1="5.775cm" svg:x2="4.43cm" svg:y2="5.343cm">
            <text:p/>
          </draw:line>
        </draw:g>
        <draw:custom-shape draw:style-name="gr6" draw:text-style-name="P7" xml:id="id1" draw:id="id1" draw:layer="layout" svg:width="0.1cm" svg:height="0.1cm" draw:transform="rotate (3.13688026460941) translate (1.47cm 5.4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.42cm" svg:y1="5.413cm" svg:x2="1.41cm" svg:y2="6.553cm" draw:start-shape="id1" draw:start-glue-point="4" draw:end-shape="id2" draw:end-glue-point="4" svg:d="M1420 5413l-10 1140" svg:viewBox="0 0 11 1141">
          <text:p/>
        </draw:connector>
        <draw:connector draw:style-name="gr7" draw:text-style-name="P8" draw:layer="layout" draw:type="line" svg:x1="1.47cm" svg:y1="5.363cm" svg:x2="2.42cm" svg:y2="5.35cm" draw:start-shape="id1" draw:start-glue-point="6" draw:end-shape="id3" draw:end-glue-point="3" svg:d="M1470 5363l950-13" svg:viewBox="0 0 951 14">
          <text:p/>
        </draw:connector>
        <draw:frame draw:style-name="gr8" draw:text-style-name="P9" draw:layer="layout" svg:width="0.752cm" svg:height="0.66cm" svg:x="0.92cm" svg:y="4.753cm">
          <draw:text-box>
            <text:p><text:span text:style-name="T6">in</text:span></text:p>
          </draw:text-box>
        </draw:frame>
        <draw:g xml:id="id4" draw:id="id4">
          <draw:line draw:style-name="gr5" draw:text-style-name="P6" draw:layer="layout" svg:x1="6.631cm" svg:y1="4.743cm" svg:x2="6.629cm" svg:y2="5.943cm">
            <text:p/>
          </draw:line>
          <draw:line draw:style-name="gr5" draw:text-style-name="P6" draw:layer="layout" svg:x1="6.081cm" svg:y1="4.743cm" svg:x2="6.079cm" svg:y2="5.943cm">
            <text:p/>
          </draw:line>
          <draw:line draw:style-name="gr5" draw:text-style-name="P6" draw:layer="layout" svg:x1="5.2cm" svg:y1="5.343cm" svg:x2="6.08cm" svg:y2="5.343cm">
            <text:p/>
          </draw:line>
          <draw:line draw:style-name="gr5" draw:text-style-name="P6" draw:layer="layout" svg:x1="6.62cm" svg:y1="5.333cm" svg:x2="7.52cm" svg:y2="5.343cm">
            <text:p/>
          </draw:line>
        </draw:g>
        <draw:custom-shape draw:style-name="gr6" draw:text-style-name="P7" xml:id="id5" draw:id="id5" draw:layer="layout" svg:width="0.1cm" svg:height="0.1cm" draw:transform="rotate (3.13688026460941) translate (4.87cm 5.3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5.2cm" svg:y1="5.343cm" svg:x2="4.87cm" svg:y2="5.333cm" draw:start-shape="id4" draw:start-glue-point="3" draw:end-shape="id5" draw:end-glue-point="6" svg:d="M5200 5343l-330-10" svg:viewBox="0 0 331 11">
          <text:p/>
        </draw:connector>
        <draw:connector draw:style-name="gr7" draw:text-style-name="P8" draw:layer="layout" draw:type="line" svg:x1="4.77cm" svg:y1="5.333cm" svg:x2="4.43cm" svg:y2="5.35cm" draw:start-shape="id5" draw:start-glue-point="10" draw:end-shape="id3" draw:end-glue-point="1" svg:d="M4770 5333l-340 17" svg:viewBox="0 0 341 18">
          <text:p/>
        </draw:connector>
        <draw:frame draw:style-name="gr9" draw:text-style-name="P9" draw:layer="layout" svg:width="0.94cm" svg:height="0.963cm" svg:x="4.43cm" svg:y="4.723cm">
          <draw:text-box>
            <text:p><text:span text:style-name="T6">in2</text:span></text:p>
          </draw:text-box>
        </draw:frame>
        <draw:frame draw:style-name="gr10" draw:text-style-name="P5" draw:layer="layout" svg:width="2.34cm" svg:height="1.599cm" svg:x="2.46cm" svg:y="5.798cm">
          <draw:text-box>
            <text:p><text:span text:style-name="T4">R</text:span><text:span text:style-name="T5">s </text:span><text:span text:style-name="T5"><text:s/>= </text:span><text:span text:style-name="T5">10</text:span><text:span text:style-name="T5">0 <text:s/></text:span><text:span text:style-name="T5">Ω</text:span></text:p>
          </draw:text-box>
        </draw:frame>
        <draw:frame draw:style-name="gr4" draw:text-style-name="P5" draw:layer="layout" svg:width="1.03cm" svg:height="0.805cm" svg:x="5.95cm" svg:y="5.898cm">
          <draw:text-box>
            <text:p><text:span text:style-name="T4">C</text:span><text:span text:style-name="T5">i</text:span></text:p>
          </draw:text-box>
        </draw:frame>
        <draw:g xml:id="id7" draw:id="id7">
          <draw:line draw:style-name="gr5" draw:text-style-name="P6" draw:layer="layout" svg:x1="7.96cm" svg:y1="6.633cm" svg:x2="7.491cm" svg:y2="6.775cm">
            <text:p/>
          </draw:line>
          <draw:line draw:style-name="gr5" draw:text-style-name="P6" draw:layer="layout" svg:x1="8.44cm" svg:y1="7.152cm" svg:x2="7.492cm" svg:y2="6.772cm">
            <text:p/>
          </draw:line>
          <draw:line draw:style-name="gr5" draw:text-style-name="P6" draw:layer="layout" svg:x1="8.44cm" svg:y1="7.843cm" svg:x2="7.46cm" svg:y2="8.123cm">
            <text:p/>
          </draw:line>
          <draw:line draw:style-name="gr5" draw:text-style-name="P6" draw:layer="layout" svg:x1="8.44cm" svg:y1="7.153cm" svg:x2="7.47cm" svg:y2="7.437cm">
            <text:p/>
          </draw:line>
          <draw:line draw:style-name="gr5" draw:text-style-name="P6" draw:layer="layout" svg:x1="8.44cm" svg:y1="7.823cm" svg:x2="7.47cm" svg:y2="7.453cm">
            <text:p/>
          </draw:line>
          <draw:line draw:style-name="gr5" draw:text-style-name="P6" draw:layer="layout" svg:x1="8.35cm" svg:y1="8.493cm" svg:x2="7.46cm" svg:y2="8.123cm">
            <text:p/>
          </draw:line>
          <draw:line draw:style-name="gr5" draw:text-style-name="P6" draw:layer="layout" svg:x1="8.35cm" svg:y1="8.503cm" svg:x2="7.85cm" svg:y2="8.658cm">
            <text:p/>
          </draw:line>
        </draw:g>
        <draw:custom-shape draw:style-name="gr6" draw:text-style-name="P7" xml:id="id6" draw:id="id6" draw:layer="layout" svg:width="0.1cm" svg:height="0.1cm" draw:transform="rotate (3.13688026460941) translate (8cm 5.3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7.9cm" svg:y1="5.343cm" svg:x2="7.52cm" svg:y2="5.343cm" draw:start-shape="id6" draw:start-glue-point="10" draw:end-shape="id4" svg:d="M7900 5343h-380" svg:viewBox="0 0 381 1">
          <text:p/>
        </draw:connector>
        <draw:connector draw:style-name="gr7" draw:text-style-name="P8" draw:layer="layout" draw:type="line" svg:x1="7.95cm" svg:y1="5.393cm" svg:x2="7.95cm" svg:y2="6.633cm" draw:start-shape="id6" draw:start-glue-point="4" draw:end-shape="id7" draw:end-glue-point="0" svg:d="M7950 5393v1240" svg:viewBox="0 0 1 1241">
          <text:p/>
        </draw:connector>
        <draw:frame draw:style-name="gr4" draw:text-style-name="P5" draw:layer="layout" svg:width="1.03cm" svg:height="0.805cm" svg:x="6.6cm" svg:y="6.978cm">
          <draw:text-box>
            <text:p><text:span text:style-name="T4">R</text:span><text:span text:style-name="T5">2</text:span></text:p>
          </draw:text-box>
        </draw:frame>
        <draw:g xml:id="id8" draw:id="id8">
          <draw:line draw:style-name="gr5" draw:text-style-name="P6" draw:layer="layout" svg:x1="7.96cm" svg:y1="1.188cm" svg:x2="7.491cm" svg:y2="1.33cm">
            <text:p/>
          </draw:line>
          <draw:line draw:style-name="gr5" draw:text-style-name="P6" draw:layer="layout" svg:x1="8.44cm" svg:y1="1.707cm" svg:x2="7.492cm" svg:y2="1.327cm">
            <text:p/>
          </draw:line>
          <draw:line draw:style-name="gr5" draw:text-style-name="P6" draw:layer="layout" svg:x1="8.44cm" svg:y1="2.398cm" svg:x2="7.46cm" svg:y2="2.678cm">
            <text:p/>
          </draw:line>
          <draw:line draw:style-name="gr5" draw:text-style-name="P6" draw:layer="layout" svg:x1="8.44cm" svg:y1="1.708cm" svg:x2="7.47cm" svg:y2="1.992cm">
            <text:p/>
          </draw:line>
          <draw:line draw:style-name="gr5" draw:text-style-name="P6" draw:layer="layout" svg:x1="8.44cm" svg:y1="2.378cm" svg:x2="7.47cm" svg:y2="2.008cm">
            <text:p/>
          </draw:line>
          <draw:line draw:style-name="gr5" draw:text-style-name="P6" draw:layer="layout" svg:x1="8.35cm" svg:y1="3.048cm" svg:x2="7.46cm" svg:y2="2.678cm">
            <text:p/>
          </draw:line>
          <draw:line draw:style-name="gr5" draw:text-style-name="P6" draw:layer="layout" svg:x1="8.35cm" svg:y1="3.058cm" svg:x2="7.94cm" svg:y2="3.208cm">
            <text:p/>
          </draw:line>
        </draw:g>
        <draw:frame draw:style-name="gr11" draw:text-style-name="P9" draw:layer="layout" svg:width="1.196cm" svg:height="0.607cm" svg:x="6.899cm" svg:y="4.757cm">
          <draw:text-box>
            <text:p><text:span text:style-name="T6">ba</text:span><text:span text:style-name="T6">se</text:span></text:p>
          </draw:text-box>
        </draw:frame>
        <draw:connector draw:style-name="gr7" draw:text-style-name="P8" draw:layer="layout" draw:type="line" svg:x1="7.95cm" svg:y1="3.208cm" svg:x2="7.95cm" svg:y2="5.293cm" draw:start-shape="id8" draw:end-shape="id6" draw:end-glue-point="8" svg:d="M7950 3208v2085" svg:viewBox="0 0 1 2086">
          <text:p/>
        </draw:connector>
        <draw:line draw:style-name="gr7" draw:text-style-name="P8" xml:id="id15" draw:id="id15" draw:layer="layout" svg:x1="9.82cm" svg:y1="4.878cm" svg:x2="9.82cm" svg:y2="4.558cm">
          <text:p/>
        </draw:line>
        <draw:frame draw:style-name="gr4" draw:text-style-name="P5" draw:layer="layout" svg:width="1.03cm" svg:height="0.805cm" svg:x="6.82cm" svg:y="2.768cm">
          <draw:text-box>
            <text:p><text:span text:style-name="T4">R</text:span><text:span text:style-name="T5">1</text:span></text:p>
          </draw:text-box>
        </draw:frame>
        <draw:g>
          <draw:line draw:style-name="gr7" draw:text-style-name="P8" draw:layer="layout" svg:x1="9.37cm" svg:y1="4.927cm" svg:x2="9.37cm" svg:y2="5.777cm">
            <text:p/>
          </draw:line>
          <draw:line draw:style-name="gr7" draw:text-style-name="P8" xml:id="id9" draw:id="id9" draw:layer="layout" svg:x1="9.81cm" svg:y1="6.158cm" svg:x2="9.81cm" svg:y2="5.798cm">
            <text:p/>
          </draw:line>
          <draw:line draw:style-name="gr7" draw:text-style-name="P8" draw:layer="layout" svg:x1="9.378cm" svg:y1="5.15cm" svg:x2="9.818cm" svg:y2="4.88cm">
            <text:p/>
          </draw:line>
          <draw:line draw:style-name="gr12" draw:text-style-name="P8" draw:layer="layout" svg:x1="9.378cm" svg:y1="5.53cm" svg:x2="9.818cm" svg:y2="5.8cm">
            <text:p/>
          </draw:line>
          <draw:connector draw:style-name="gr7" draw:text-style-name="P8" draw:layer="layout" draw:type="line" svg:x1="9.81cm" svg:y1="6.158cm" svg:x2="9.809cm" svg:y2="6.296cm" draw:start-shape="id9" draw:start-glue-point="2" svg:d="M9810 6158l-1 138" svg:viewBox="0 0 2 139">
            <text:p/>
          </draw:connector>
        </draw:g>
        <draw:line draw:style-name="gr7" draw:text-style-name="P8" xml:id="id10" draw:id="id10" draw:layer="layout" svg:x1="8.95cm" svg:y1="5.348cm" svg:x2="9.368cm" svg:y2="5.35cm">
          <text:p/>
        </draw:line>
        <draw:connector draw:style-name="gr7" draw:text-style-name="P8" draw:layer="layout" draw:type="line" svg:x1="8.95cm" svg:y1="5.349cm" svg:x2="7.994cm" svg:y2="5.354cm" draw:start-shape="id10" draw:start-glue-point="3" svg:d="M8950 5349l-956 5" svg:viewBox="0 0 957 6">
          <text:p/>
        </draw:connector>
        <draw:custom-shape draw:style-name="gr6" draw:text-style-name="P7" xml:id="id11" draw:id="id11" draw:layer="layout" svg:width="0.1cm" svg:height="0.1cm" draw:transform="rotate (3.13688026460941) translate (8cm 0.4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cm" svg:height="0.607cm" svg:x="7.04cm" svg:y="0.178cm">
          <draw:text-box>
            <text:p><text:span text:style-name="T6">vcc</text:span></text:p>
          </draw:text-box>
        </draw:frame>
        <draw:connector draw:style-name="gr7" draw:text-style-name="P8" draw:layer="layout" draw:type="line" svg:x1="7.95cm" svg:y1="1.188cm" svg:x2="7.95cm" svg:y2="0.488cm" draw:start-shape="id8" draw:start-glue-point="0" draw:end-shape="id11" draw:end-glue-point="4" svg:d="M7950 1188v-700" svg:viewBox="0 0 1 701">
          <text:p/>
        </draw:connector>
        <draw:g xml:id="id16" draw:id="id16">
          <draw:line draw:style-name="gr5" draw:text-style-name="P6" draw:layer="layout" svg:x1="9.83cm" svg:y1="1.118cm" svg:x2="9.361cm" svg:y2="1.26cm">
            <text:p/>
          </draw:line>
          <draw:line draw:style-name="gr5" draw:text-style-name="P6" draw:layer="layout" svg:x1="10.31cm" svg:y1="1.637cm" svg:x2="9.362cm" svg:y2="1.257cm">
            <text:p/>
          </draw:line>
          <draw:line draw:style-name="gr5" draw:text-style-name="P6" draw:layer="layout" svg:x1="10.31cm" svg:y1="2.328cm" svg:x2="9.33cm" svg:y2="2.608cm">
            <text:p/>
          </draw:line>
          <draw:line draw:style-name="gr5" draw:text-style-name="P6" draw:layer="layout" svg:x1="10.31cm" svg:y1="1.638cm" svg:x2="9.34cm" svg:y2="1.922cm">
            <text:p/>
          </draw:line>
          <draw:line draw:style-name="gr5" draw:text-style-name="P6" draw:layer="layout" svg:x1="10.31cm" svg:y1="2.308cm" svg:x2="9.34cm" svg:y2="1.938cm">
            <text:p/>
          </draw:line>
          <draw:line draw:style-name="gr5" draw:text-style-name="P6" draw:layer="layout" svg:x1="10.22cm" svg:y1="2.978cm" svg:x2="9.33cm" svg:y2="2.608cm">
            <text:p/>
          </draw:line>
          <draw:line draw:style-name="gr5" draw:text-style-name="P6" draw:layer="layout" svg:x1="10.22cm" svg:y1="2.988cm" svg:x2="9.81cm" svg:y2="3.148cm">
            <text:p/>
          </draw:line>
        </draw:g>
        <draw:frame draw:style-name="gr4" draw:text-style-name="P5" draw:layer="layout" svg:width="1.03cm" svg:height="0.805cm" svg:x="8.78cm" svg:y="2.778cm">
          <draw:text-box>
            <text:p><text:span text:style-name="T4">R</text:span><text:span text:style-name="T5">c</text:span></text:p>
          </draw:text-box>
        </draw:frame>
        <draw:g>
          <draw:line draw:style-name="gr7" draw:text-style-name="P8" xml:id="id12" draw:id="id12" draw:layer="layout" svg:x1="12.79cm" svg:y1="3.927cm" svg:x2="12.79cm" svg:y2="4.777cm">
            <text:p/>
          </draw:line>
          <draw:line draw:style-name="gr7" draw:text-style-name="P8" draw:layer="layout" svg:x1="13.23cm" svg:y1="5.148cm" svg:x2="13.23cm" svg:y2="4.798cm">
            <text:p/>
          </draw:line>
          <draw:line draw:style-name="gr14" draw:text-style-name="P8" draw:layer="layout" svg:x1="12.798cm" svg:y1="4.15cm" svg:x2="13.238cm" svg:y2="3.88cm">
            <text:p/>
          </draw:line>
          <draw:line draw:style-name="gr15" draw:text-style-name="P8" draw:layer="layout" svg:x1="12.798cm" svg:y1="4.53cm" svg:x2="13.238cm" svg:y2="4.8cm">
            <text:p/>
          </draw:line>
          <draw:line draw:style-name="gr7" draw:text-style-name="P8" xml:id="id13" draw:id="id13" draw:layer="layout" svg:x1="13.24cm" svg:y1="3.878cm" svg:x2="13.24cm" svg:y2="3.558cm">
            <text:p/>
          </draw:line>
          <draw:connector draw:style-name="gr7" draw:text-style-name="P8" draw:layer="layout" draw:type="line" svg:x1="12.79cm" svg:y1="4.352cm" svg:x2="9.869cm" svg:y2="4.352cm" draw:start-shape="id12" draw:start-glue-point="1" svg:d="M12790 4352h-2921" svg:viewBox="0 0 2922 1">
            <text:p/>
          </draw:connector>
          <draw:connector draw:style-name="gr7" draw:text-style-name="P8" draw:layer="layout" draw:type="line" svg:x1="13.24cm" svg:y1="3.558cm" svg:x2="13.239cm" svg:y2="3.472cm" draw:start-shape="id13" draw:start-glue-point="0" svg:d="M13240 3558l-1-86" svg:viewBox="0 0 2 87">
            <text:p/>
          </draw:connector>
        </draw:g>
        <draw:custom-shape draw:style-name="gr6" draw:text-style-name="P7" xml:id="id14" draw:id="id14" draw:layer="layout" svg:width="0.1cm" svg:height="0.1cm" draw:transform="rotate (3.13688026460941) translate (9.87cm 4.3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9.82cm" svg:y1="4.388cm" svg:x2="9.82cm" svg:y2="4.558cm" draw:start-shape="id14" draw:start-glue-point="4" draw:end-shape="id15" draw:end-glue-point="0" svg:d="M9820 4388v170" svg:viewBox="0 0 1 171">
          <text:p/>
        </draw:connector>
        <draw:connector draw:style-name="gr7" draw:text-style-name="P8" draw:layer="layout" draw:type="line" svg:x1="9.82cm" svg:y1="3.148cm" svg:x2="9.82cm" svg:y2="4.288cm" draw:start-shape="id16" draw:start-glue-point="2" draw:end-shape="id14" draw:end-glue-point="8" svg:d="M9820 3148v1140" svg:viewBox="0 0 1 1141">
          <text:p/>
        </draw:connector>
        <draw:frame draw:style-name="gr13" draw:text-style-name="P9" draw:layer="layout" svg:width="1cm" svg:height="0.607cm" svg:x="8.93cm" svg:y="4.041cm">
          <draw:text-box>
            <text:p><text:span text:style-name="T6">coll</text:span></text:p>
          </draw:text-box>
        </draw:frame>
        <draw:g xml:id="id18" draw:id="id18">
          <draw:line draw:style-name="gr5" draw:text-style-name="P6" draw:layer="layout" svg:x1="13.25cm" svg:y1="1.138cm" svg:x2="12.781cm" svg:y2="1.28cm">
            <text:p/>
          </draw:line>
          <draw:line draw:style-name="gr5" draw:text-style-name="P6" draw:layer="layout" svg:x1="13.73cm" svg:y1="1.657cm" svg:x2="12.782cm" svg:y2="1.277cm">
            <text:p/>
          </draw:line>
          <draw:line draw:style-name="gr5" draw:text-style-name="P6" draw:layer="layout" svg:x1="13.73cm" svg:y1="2.348cm" svg:x2="12.75cm" svg:y2="2.628cm">
            <text:p/>
          </draw:line>
          <draw:line draw:style-name="gr5" draw:text-style-name="P6" draw:layer="layout" svg:x1="13.73cm" svg:y1="1.658cm" svg:x2="12.76cm" svg:y2="1.942cm">
            <text:p/>
          </draw:line>
          <draw:line draw:style-name="gr5" draw:text-style-name="P6" draw:layer="layout" svg:x1="13.73cm" svg:y1="2.328cm" svg:x2="12.76cm" svg:y2="1.958cm">
            <text:p/>
          </draw:line>
          <draw:line draw:style-name="gr5" draw:text-style-name="P6" draw:layer="layout" svg:x1="13.64cm" svg:y1="2.998cm" svg:x2="12.75cm" svg:y2="2.628cm">
            <text:p/>
          </draw:line>
          <draw:line draw:style-name="gr5" draw:text-style-name="P6" draw:layer="layout" svg:x1="13.64cm" svg:y1="3.008cm" svg:x2="13.23cm" svg:y2="3.168cm">
            <text:p/>
          </draw:line>
        </draw:g>
        <draw:custom-shape draw:style-name="gr6" draw:text-style-name="P7" xml:id="id17" draw:id="id17" draw:layer="layout" svg:width="0.1cm" svg:height="0.1cm" draw:transform="rotate (3.13688026460941) translate (13.29cm 3.4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3.24cm" svg:y1="3.368cm" svg:x2="13.24cm" svg:y2="3.168cm" draw:start-shape="id17" draw:start-glue-point="8" draw:end-shape="id18" draw:end-glue-point="2" svg:d="M13240 3368v-200" svg:viewBox="0 0 1 201">
          <text:p/>
        </draw:connector>
        <draw:frame draw:style-name="gr16" draw:text-style-name="P5" draw:layer="layout" svg:width="1.15cm" svg:height="0.755cm" svg:x="12.01cm" svg:y="2.808cm">
          <draw:text-box>
            <text:p><text:span text:style-name="T4">R</text:span><text:span text:style-name="T5">out</text:span></text:p>
          </draw:text-box>
        </draw:frame>
        <draw:custom-shape draw:style-name="gr6" draw:text-style-name="P7" xml:id="id20" draw:id="id20" draw:layer="layout" svg:width="0.1cm" svg:height="0.1cm" draw:transform="rotate (-0.821002880138133) translate (9.808cm 6.2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1.103cm" svg:height="0.607cm" svg:x="8.657cm" svg:y="6.068cm">
          <draw:text-box>
            <text:p><text:span text:style-name="T6">emit</text:span></text:p>
          </draw:text-box>
        </draw:frame>
        <draw:g xml:id="id19" draw:id="id19">
          <draw:line draw:style-name="gr5" draw:text-style-name="P6" draw:layer="layout" svg:x1="9.81cm" svg:y1="6.638cm" svg:x2="9.341cm" svg:y2="6.78cm">
            <text:p/>
          </draw:line>
          <draw:line draw:style-name="gr5" draw:text-style-name="P6" draw:layer="layout" svg:x1="10.29cm" svg:y1="7.157cm" svg:x2="9.342cm" svg:y2="6.777cm">
            <text:p/>
          </draw:line>
          <draw:line draw:style-name="gr5" draw:text-style-name="P6" draw:layer="layout" svg:x1="10.29cm" svg:y1="7.848cm" svg:x2="9.31cm" svg:y2="8.128cm">
            <text:p/>
          </draw:line>
          <draw:line draw:style-name="gr5" draw:text-style-name="P6" draw:layer="layout" svg:x1="10.29cm" svg:y1="7.158cm" svg:x2="9.32cm" svg:y2="7.442cm">
            <text:p/>
          </draw:line>
          <draw:line draw:style-name="gr5" draw:text-style-name="P6" draw:layer="layout" svg:x1="10.29cm" svg:y1="7.828cm" svg:x2="9.32cm" svg:y2="7.458cm">
            <text:p/>
          </draw:line>
          <draw:line draw:style-name="gr5" draw:text-style-name="P6" draw:layer="layout" svg:x1="10.2cm" svg:y1="8.498cm" svg:x2="9.31cm" svg:y2="8.128cm">
            <text:p/>
          </draw:line>
          <draw:line draw:style-name="gr5" draw:text-style-name="P6" draw:layer="layout" svg:x1="10.2cm" svg:y1="8.508cm" svg:x2="9.74cm" svg:y2="8.648cm">
            <text:p/>
          </draw:line>
        </draw:g>
        <draw:frame draw:style-name="gr4" draw:text-style-name="P5" draw:layer="layout" svg:width="1.03cm" svg:height="0.805cm" svg:x="8.61cm" svg:y="6.833cm">
          <draw:text-box>
            <text:p><text:span text:style-name="T4">R</text:span><text:span text:style-name="T5">e</text:span></text:p>
          </draw:text-box>
        </draw:frame>
        <draw:g xml:id="id21" draw:id="id21">
          <draw:line draw:style-name="gr5" draw:text-style-name="P6" draw:layer="layout" svg:x1="10.858cm" svg:y1="7.219cm" svg:x2="12.058cm" svg:y2="7.216cm">
            <text:p/>
          </draw:line>
          <draw:line draw:style-name="gr5" draw:text-style-name="P6" draw:layer="layout" svg:x1="10.86cm" svg:y1="7.769cm" svg:x2="12.06cm" svg:y2="7.766cm">
            <text:p/>
          </draw:line>
          <draw:line draw:style-name="gr5" draw:text-style-name="P6" draw:layer="layout" svg:x1="11.442cm" svg:y1="8.648cm" svg:x2="11.446cm" svg:y2="7.764cm">
            <text:p/>
          </draw:line>
          <draw:line draw:style-name="gr5" draw:text-style-name="P6" draw:layer="layout" svg:x1="11.438cm" svg:y1="7.231cm" svg:x2="11.442cm" svg:y2="6.347cm">
            <text:p/>
          </draw:line>
        </draw:g>
        <draw:frame draw:style-name="gr18" draw:text-style-name="P5" draw:layer="layout" svg:width="1.06cm" svg:height="0.645cm" svg:x="11.99cm" svg:y="7.193cm">
          <draw:text-box>
            <text:p><text:span text:style-name="T4">C</text:span><text:span text:style-name="T5">b</text:span></text:p>
          </draw:text-box>
        </draw:frame>
        <draw:connector draw:style-name="gr7" draw:text-style-name="P8" draw:layer="layout" draw:type="line" svg:x1="9.8cm" svg:y1="6.638cm" svg:x2="9.804cm" svg:y2="6.393cm" draw:start-shape="id19" draw:start-glue-point="0" draw:end-shape="id20" draw:end-glue-point="9" svg:d="M9800 6638l4-245" svg:viewBox="0 0 5 246">
          <text:p/>
        </draw:connector>
        <draw:connector draw:style-name="gr7" draw:text-style-name="P8" draw:layer="layout" draw:type="line" svg:x1="9.857cm" svg:y1="6.344cm" svg:x2="11.459cm" svg:y2="6.347cm" draw:start-shape="id20" draw:start-glue-point="11" draw:end-shape="id21" draw:end-glue-point="0" svg:d="M9857 6344l1602 3" svg:viewBox="0 0 1603 4">
          <text:p/>
        </draw:connector>
        <draw:frame draw:style-name="gr19" draw:text-style-name="P9" draw:layer="layout" svg:width="1.281cm" svg:height="0.963cm" svg:x="13.09cm" svg:y="3.298cm">
          <draw:text-box>
            <text:p><text:span text:style-name="T6">emit2</text:span></text:p>
          </draw:text-box>
        </draw:frame>
        <draw:g xml:id="id24" draw:id="id24">
          <draw:line draw:style-name="gr5" draw:text-style-name="P6" draw:layer="layout" svg:x1="14.99cm" svg:y1="3.998cm" svg:x2="14.985cm" svg:y2="2.798cm">
            <text:p/>
          </draw:line>
          <draw:line draw:style-name="gr5" draw:text-style-name="P6" draw:layer="layout" svg:x1="15.54cm" svg:y1="3.996cm" svg:x2="15.535cm" svg:y2="2.796cm">
            <text:p/>
          </draw:line>
          <draw:line draw:style-name="gr5" draw:text-style-name="P6" draw:layer="layout" svg:x1="16.43cm" svg:y1="3.398cm" svg:x2="15.54cm" svg:y2="3.398cm">
            <text:p/>
          </draw:line>
          <draw:line draw:style-name="gr5" draw:text-style-name="P6" xml:id="id22" draw:id="id22" draw:layer="layout" svg:x1="15.001cm" svg:y1="3.418cm" svg:x2="14.117cm" svg:y2="3.416cm">
            <text:p/>
          </draw:line>
          <draw:connector draw:style-name="gr7" draw:text-style-name="P8" draw:layer="layout" draw:type="line" svg:x1="14.117cm" svg:y1="3.417cm" svg:x2="13.283cm" svg:y2="3.414cm" draw:start-shape="id22" draw:start-glue-point="3" svg:d="M14117 3417l-834-3" svg:viewBox="0 0 835 4">
            <text:p/>
          </draw:connector>
        </draw:g>
        <draw:frame draw:style-name="gr18" draw:text-style-name="P5" draw:layer="layout" svg:width="1.01cm" svg:height="0.645cm" svg:x="14.8cm" svg:y="4.008cm">
          <draw:text-box>
            <text:p><text:span text:style-name="T4">C</text:span><text:span text:style-name="T5">2</text:span></text:p>
          </draw:text-box>
        </draw:frame>
        <draw:custom-shape draw:style-name="gr6" draw:text-style-name="P7" xml:id="id23" draw:id="id23" draw:layer="layout" svg:width="0.1cm" svg:height="0.1cm" draw:transform="rotate (3.13688026460941) translate (16.97cm 3.4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16.87cm" svg:y1="3.398cm" svg:x2="16.43cm" svg:y2="3.397cm" draw:start-shape="id23" draw:start-glue-point="10" draw:end-shape="id24" draw:end-glue-point="1" svg:d="M16870 3398l-440-1" svg:viewBox="0 0 441 2">
          <text:p/>
        </draw:connector>
        <draw:frame draw:style-name="gr20" draw:text-style-name="P9" draw:layer="layout" svg:width="0.947cm" svg:height="0.68cm" svg:x="16.393cm" svg:y="2.738cm">
          <draw:text-box>
            <text:p><text:span text:style-name="T6">out</text:span></text:p>
          </draw:text-box>
        </draw:frame>
        <draw:g xml:id="id25" draw:id="id25">
          <draw:line draw:style-name="gr5" draw:text-style-name="P6" draw:layer="layout" svg:x1="16.93cm" svg:y1="4.038cm" svg:x2="16.461cm" svg:y2="4.18cm">
            <text:p/>
          </draw:line>
          <draw:line draw:style-name="gr5" draw:text-style-name="P6" draw:layer="layout" svg:x1="17.41cm" svg:y1="4.557cm" svg:x2="16.462cm" svg:y2="4.177cm">
            <text:p/>
          </draw:line>
          <draw:line draw:style-name="gr5" draw:text-style-name="P6" draw:layer="layout" svg:x1="17.41cm" svg:y1="5.248cm" svg:x2="16.43cm" svg:y2="5.528cm">
            <text:p/>
          </draw:line>
          <draw:line draw:style-name="gr5" draw:text-style-name="P6" draw:layer="layout" svg:x1="17.41cm" svg:y1="4.558cm" svg:x2="16.44cm" svg:y2="4.842cm">
            <text:p/>
          </draw:line>
          <draw:line draw:style-name="gr5" draw:text-style-name="P6" draw:layer="layout" svg:x1="17.41cm" svg:y1="5.228cm" svg:x2="16.44cm" svg:y2="4.858cm">
            <text:p/>
          </draw:line>
          <draw:line draw:style-name="gr5" draw:text-style-name="P6" draw:layer="layout" svg:x1="17.32cm" svg:y1="5.898cm" svg:x2="16.43cm" svg:y2="5.528cm">
            <text:p/>
          </draw:line>
          <draw:line draw:style-name="gr5" draw:text-style-name="P6" draw:layer="layout" svg:x1="17.32cm" svg:y1="5.908cm" svg:x2="16.91cm" svg:y2="6.068cm">
            <text:p/>
          </draw:line>
        </draw:g>
        <draw:frame draw:style-name="gr16" draw:text-style-name="P5" draw:layer="layout" svg:width="1.15cm" svg:height="0.755cm" svg:x="15.35cm" svg:y="5.233cm">
          <draw:text-box>
            <text:p><text:span text:style-name="T4">R</text:span><text:span text:style-name="T5">L</text:span></text:p>
          </draw:text-box>
        </draw:frame>
        <draw:connector draw:style-name="gr7" draw:text-style-name="P8" draw:layer="layout" draw:type="line" svg:x1="16.92cm" svg:y1="3.448cm" svg:x2="16.92cm" svg:y2="4.038cm" draw:start-shape="id23" draw:start-glue-point="4" draw:end-shape="id25" draw:end-glue-point="0" svg:d="M16920 3448v590" svg:viewBox="0 0 1 591">
          <text:p/>
        </draw:connector>
        <draw:g>
          <draw:custom-shape draw:style-name="gr21" draw:text-style-name="P10" xml:id="id26" draw:id="id26" draw:layer="layout" svg:width="1.26cm" svg:height="1.29cm" svg:x="18.603cm" svg:y="2.298cm"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2" draw:layer="layout" svg:width="0.86cm" svg:height="1.19cm" svg:x="18.793cm" svg:y="2.178cm">
            <draw:text-box>
              <text:p text:style-name="P11">+</text:p>
            </draw:text-box>
          </draw:frame>
          <draw:frame draw:style-name="gr22" draw:text-style-name="P12" draw:layer="layout" svg:width="0.86cm" svg:height="1.19cm" svg:x="18.883cm" svg:y="2.648cm">
            <draw:text-box>
              <text:p text:style-name="P11">-</text:p>
            </draw:text-box>
          </draw:frame>
          <draw:connector draw:style-name="gr23" draw:text-style-name="P13" draw:layer="layout" draw:line-skew="3.213cm" svg:x1="19.233cm" svg:y1="3.588cm" svg:x2="1.405cm" svg:y2="7.835cm" draw:start-shape="id26" draw:start-glue-point="8" svg:d="M19233 3588v5590h-17828v-1343" svg:viewBox="0 0 17829 5591">
            <text:p/>
          </draw:connector>
          <draw:connector draw:style-name="gr23" draw:text-style-name="P13" draw:layer="layout" draw:line-skew="-0.693cm" svg:x1="19.233cm" svg:y1="2.298cm" svg:x2="8.018cm" svg:y2="0.448cm" draw:start-shape="id26" draw:start-glue-point="4" svg:d="M19233 2298v-1870h-11215v20" svg:viewBox="0 0 11216 1871">
            <text:p/>
          </draw:connector>
          <draw:line draw:style-name="gr24" draw:text-style-name="P6" draw:layer="layout" svg:x1="1.7cm" svg:y1="9.512cm" svg:x2="1.1cm" svg:y2="9.512cm">
            <text:p/>
          </draw:line>
          <draw:line draw:style-name="gr24" draw:text-style-name="P6" draw:layer="layout" svg:x1="1.257cm" svg:y1="9.66cm" svg:x2="1.553cm" svg:y2="9.66cm">
            <text:p/>
          </draw:line>
          <draw:line draw:style-name="gr24" draw:text-style-name="P6" draw:layer="layout" svg:x1="1.337cm" svg:y1="9.788cm" svg:x2="1.479cm" svg:y2="9.788cm">
            <text:p/>
          </draw:line>
          <draw:line draw:style-name="gr24" draw:text-style-name="P6" draw:layer="layout" svg:x1="1.4cm" svg:y1="9.502cm" svg:x2="1.402cm" svg:y2="9.172cm">
            <text:p/>
          </draw:line>
        </draw:g>
        <draw:frame draw:style-name="gr25" draw:text-style-name="P5" draw:layer="layout" svg:width="2.27cm" svg:height="0.735cm" svg:x="16.82cm" svg:y="1.858cm">
          <draw:text-box>
            <text:p><text:span text:style-name="T4">V</text:span><text:span text:style-name="T5">cc </text:span><text:span text:style-name="T4">= 12 V</text:span></text:p>
          </draw:text-box>
        </draw:frame>
        <draw:connector draw:style-name="gr7" draw:text-style-name="P8" draw:layer="layout" draw:type="line" svg:x1="13.24cm" svg:y1="1.138cm" svg:x2="13.244cm" svg:y2="0.439cm" draw:start-shape="id18" draw:start-glue-point="0" svg:d="M13240 1138l4-699" svg:viewBox="0 0 5 700">
          <text:p/>
        </draw:connector>
        <draw:connector draw:style-name="gr7" draw:text-style-name="P8" draw:layer="layout" draw:type="line" svg:x1="9.82cm" svg:y1="1.118cm" svg:x2="9.82cm" svg:y2="0.443cm" draw:start-shape="id16" draw:start-glue-point="0" svg:d="M9820 1118v-675" svg:viewBox="0 0 1 676">
          <text:p/>
        </draw:connector>
        <draw:line draw:style-name="gr7" draw:text-style-name="P8" draw:layer="layout" svg:x1="16.92cm" svg:y1="6.058cm" svg:x2="16.93cm" svg:y2="9.178cm">
          <text:p/>
        </draw:line>
        <draw:line draw:style-name="gr7" draw:text-style-name="P8" draw:layer="layout" svg:x1="13.23cm" svg:y1="5.128cm" svg:x2="13.23cm" svg:y2="9.178cm">
          <text:p/>
        </draw:line>
        <draw:line draw:style-name="gr7" draw:text-style-name="P8" draw:layer="layout" svg:x1="11.44cm" svg:y1="8.648cm" svg:x2="11.44cm" svg:y2="9.168cm">
          <text:p/>
        </draw:line>
        <draw:line draw:style-name="gr7" draw:text-style-name="P8" draw:layer="layout" svg:x1="9.74cm" svg:y1="8.648cm" svg:x2="9.74cm" svg:y2="9.168cm">
          <text:p/>
        </draw:line>
        <draw:line draw:style-name="gr7" draw:text-style-name="P8" draw:layer="layout" svg:x1="7.84cm" svg:y1="8.648cm" svg:x2="7.84cm" svg:y2="9.168cm">
          <text:p/>
        </draw:line>
        <draw:frame draw:style-name="gr4" draw:text-style-name="P5" draw:layer="layout" svg:width="1.03cm" svg:height="0.805cm" svg:x="9.54cm" svg:y="5.178cm">
          <draw:text-box>
            <text:p><text:span text:style-name="T7">E</text:span></text:p>
          </draw:text-box>
        </draw:frame>
        <draw:frame draw:style-name="gr4" draw:text-style-name="P5" draw:layer="layout" svg:width="1.03cm" svg:height="0.805cm" svg:x="9.543cm" svg:y="4.783cm">
          <draw:text-box>
            <text:p><text:span text:style-name="T7">C</text:span></text:p>
          </draw:text-box>
        </draw:frame>
        <draw:frame draw:style-name="gr4" draw:text-style-name="P5" draw:layer="layout" svg:width="1.03cm" svg:height="0.805cm" svg:x="12.9cm" svg:y="3.858cm">
          <draw:text-box>
            <text:p><text:span text:style-name="T7">C</text:span></text:p>
          </draw:text-box>
        </draw:frame>
        <draw:frame draw:style-name="gr4" draw:text-style-name="P5" draw:layer="layout" svg:width="1.03cm" svg:height="0.805cm" svg:x="12.91cm" svg:y="4.203cm">
          <draw:text-box>
            <text:p><text:span text:style-name="T7">E</text:span></text:p>
          </draw:text-box>
        </draw:frame>
        <draw:custom-shape draw:style-name="gr6" draw:text-style-name="P7" draw:layer="layout" svg:width="0.1cm" svg:height="0.1cm" draw:transform="rotate (3.13688026460941) translate (1.46cm 9.2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0.733cm" svg:height="0.66cm" svg:x="1.37cm" svg:y="8.598cm">
          <draw:text-box>
            <text:p><text:span text:style-name="T6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5:03:22.374091430</dc:date>
    <meta:editing-duration>PT2H20M23S</meta:editing-duration>
    <meta:editing-cycles>33</meta:editing-cycles>
    <meta:generator>LibreOffice/6.4.7.2$Linux_X86_64 LibreOffice_project/40$Build-2</meta:generator>
    <meta:document-statistic meta:object-count="160"/>
  </office:meta>
</office:document-meta>
</file>